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22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818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0.928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011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0.915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1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5" style:family="table-cell" style:parent-style-name="Default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</style:style>
    <style:style style:name="ce16" style:family="table-cell" style:parent-style-name="Default">
      <style:table-cell-properties fo:border-bottom="0.011cm solid #3c3c3c" style:diagonal-bl-tr="none" style:diagonal-tl-br="none" fo:border-left="0.011cm solid #3c3c3c" fo:padding="0.071cm" fo:border-right="0.002cm solid #000000" style:rotation-align="none" fo:border-top="0.011cm solid #3c3c3c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3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0.011cm solid #3c3c3c" style:rotation-angle="0" style:rotation-align="none" style:shrink-to-fit="false" fo:border-top="0.011cm solid #3c3c3c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0.011cm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21" table:default-cell-style-name="Default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22" table:default-cell-style-name="Default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22" table:default-cell-style-name="Default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5" table:default-cell-style-name="Default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6" table:default-cell-style-name="Default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column table:style-name="co5" table:default-cell-style-name="Default"/>
        <table:table-column table:style-name="co2" table:default-cell-style-name="ce6"/>
        <table:table-column table:style-name="co2" table:default-cell-style-name="ce35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C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7ªB</text:p>
          </table:table-cell>
          <table:table-cell office:value-type="float" office:value="20">
            <text:p>20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/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R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12">
            <text:p>12</text:p>
          </table:table-cell>
          <table:table-cell table:style-name="ce36"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M</text:p>
          </table:table-cell>
          <table:table-cell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TR</text:p>
          </table:table-cell>
          <table:table-cell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RM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36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36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36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36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36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style-name="ce36"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TR</text:p>
          </table:table-cell>
          <table:table-cell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TR</text:p>
          </table:table-cell>
          <table:table-cell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M</text:p>
          </table:table-cell>
          <table:table-cell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25">
            <text:p>25</text:p>
          </table:table-cell>
          <table:table-cell table:style-name="ce36"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26">
            <text:p>26</text:p>
          </table:table-cell>
          <table:table-cell table:style-name="ce3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7ªA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TR</text:p>
          </table:table-cell>
          <table:table-cell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string">
            <text:p>TR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36"/>
          <table:table-cell table:number-columns-repeated="2"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table:number-columns-repeated="2"/>
        </table:table-row>
        <table:table-row table:style-name="ro3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2"/>
        </table:table-row>
        <table:table-row table:style-name="ro3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70" table:number-columns-spanned="2" table:number-rows-spanned="1">
            <text:p>70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69" table:number-columns-spanned="2" table:number-rows-spanned="1">
            <text:p>69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74" table:number-columns-spanned="2" table:number-rows-spanned="1">
            <text:p>74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70" table:number-columns-spanned="2" table:number-rows-spanned="1">
            <text:p>70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24" table:number-columns-spanned="2" table:number-rows-spanned="1">
            <text:p>24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26" table:number-columns-spanned="2" table:number-rows-spanned="1">
            <text:p>26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25" table:number-columns-spanned="2" table:number-rows-spanned="1">
            <text:p>25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6" office:value-type="float" office:value="25" table:number-columns-spanned="2" table:number-rows-spanned="1">
            <text:p>25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67" table:number-columns-spanned="2" table:number-rows-spanned="1">
            <text:p>67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67" table:number-columns-spanned="2" table:number-rows-spanned="1">
            <text:p>67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69" table:number-columns-spanned="2" table:number-rows-spanned="1">
            <text:p>69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67" table:number-columns-spanned="2" table:number-rows-spanned="1">
            <text:p>67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4" table:number-columns-spanned="2" table:number-rows-spanned="1">
            <text:p>24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4" table:number-columns-spanned="2" table:number-rows-spanned="1">
            <text:p>24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  <table:table-cell/>
          <table:table-cell table:style-name="ce8" table:number-columns-spanned="3" table:number-rows-spanned="3"/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Silvia Pereir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office:forms form:automatic-focus="false" form:apply-design-mode="false"/>
        <table:table-column table:style-name="co7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8" table:default-cell-style-name="ce20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9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10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5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6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column table:style-name="co5" table:default-cell-style-name="Default"/>
        <table:table-column table:style-name="co2" table:default-cell-style-name="ce6"/>
        <table:table-column table:style-name="co2" table:default-cell-style-name="ce22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C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3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 table:number-columns-repeated="2"/>
          <table:table-cell office:value-type="float" office:value="16">
            <text:p>16</text:p>
          </table:table-cell>
          <table:table-cell table:style-name="ce23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2" table:default-cell-style-name="ce20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3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12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6" table:default-cell-style-name="ce17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6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5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5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C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D</text:p>
          </table:table-cell>
          <table:covered-table-cell table:style-name="ce5"/>
          <table:table-cell table:style-name="ce5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3"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6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5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9"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 table:style-name="ce9"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 table:style-name="ce9"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5" table:default-cell-style-name="ce20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6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7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8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6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5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Default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100-LINGUA PORTUGUES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1400-INGLE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C</text:p>
          </table:table-cell>
          <table:covered-table-cell table:style-name="Default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ª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5ªE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27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 table:number-columns-repeated="2"/>
          <table:table-cell office:value-type="float" office:value="40">
            <text:p>40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 table:number-columns-repeated="2"/>
          <table:table-cell office:value-type="float" office:value="41">
            <text:p>41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 table:number-columns-repeated="2"/>
          <table:table-cell office:value-type="float" office:value="42">
            <text:p>42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 table:number-columns-repeated="2"/>
          <table:table-cell office:value-type="float" office:value="43">
            <text:p>43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 table:number-columns-repeated="2"/>
          <table:table-cell office:value-type="float" office:value="44">
            <text:p>44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 table:number-columns-repeated="2"/>
          <table:table-cell table:style-name="ce7" office:value-type="float" office:value="45">
            <text:p>45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 table:number-columns-repeated="2"/>
          <table:table-cell table:style-name="ce7" office:value-type="float" office:value="46">
            <text:p>46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 table:number-columns-repeated="2"/>
          <table:table-cell table:style-name="ce7" office:value-type="float" office:value="47">
            <text:p>47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 table:number-columns-repeated="2"/>
          <table:table-cell table:style-name="ce7" office:value-type="float" office:value="48">
            <text:p>48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 table:number-columns-repeated="2"/>
          <table:table-cell table:style-name="ce7" office:value-type="float" office:value="49">
            <text:p>49</text:p>
          </table:table-cell>
          <table:table-cell table:style-name="ce14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 table:number-columns-repeated="2"/>
          <table:table-cell table:style-name="ce7" office:value-type="float" office:value="50">
            <text:p>50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 table:number-columns-repeated="2"/>
          <table:table-cell table:style-name="ce7" office:value-type="float" office:value="51">
            <text:p>51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 table:number-columns-repeated="2"/>
          <table:table-cell table:style-name="ce7" office:value-type="float" office:value="52">
            <text:p>52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 table:number-columns-repeated="2"/>
          <table:table-cell table:style-name="ce7" office:value-type="float" office:value="53">
            <text:p>53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 table:number-columns-repeated="2"/>
          <table:table-cell table:style-name="ce7" office:value-type="float" office:value="54">
            <text:p>5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 table:number-columns-repeated="2"/>
          <table:table-cell table:style-name="ce7"/>
          <table:table-cell table:style-name="ce15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  <table:table-cell/>
          <table:table-cell table:style-name="ce7" office:value-type="string">
            <text:p>A.P.</text:p>
          </table:table-cell>
          <table:table-cell table:style-name="ce16" table:number-columns-spanned="2" table:number-rows-spanned="1"/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  <table:table-cell/>
          <table:table-cell office:value-type="string">
            <text:p>A.D. </text:p>
          </table:table-cell>
          <table:table-cell table:style-name="ce6" table:number-columns-spanned="2" table:number-rows-spanned="1"/>
          <table:covered-table-cell table:style-name="ce6"/>
        </table:table-row>
        <table:table-row table:style-name="ro1"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 table:style-name="ce21"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  <table:table-cell/>
          <table:table-cell table:style-name="ce8" table:number-columns-spanned="3" table:number-rows-spanned="3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 table:style-name="ce21"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  <table:table-cell/>
          <table:covered-table-cell table:style-name="ce9"/>
          <table:covered-table-cell table:style-name="ce9"/>
          <table:covered-table-cell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6:35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Leite</meta:initial-creator>
    <meta:creation-date>2011-09-14T23:36:17</meta:creation-date>
    <dc:date>2012-04-22T16:16:28.71</dc:date>
    <dc:creator>Silvia Fernandes</dc:creator>
    <meta:editing-duration>PT1H41M1S</meta:editing-duration>
    <meta:editing-cycles>21</meta:editing-cycles>
    <meta:generator>BrOffice/3.3$Win32 LibreOffice_project/330m19$Build-202</meta:generator>
    <meta:document-statistic meta:table-count="4" meta:cell-count="2663" meta:object-count="0"/>
  </office:meta>
</office:document-meta>
</file>